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1" style:family="table">
      <style:table-properties style:width="16.002cm" table:align="margins" style:writing-mode="lr-tb"/>
    </style:style>
    <style:style style:name="Tabell1.A" style:family="table-column">
      <style:table-column-properties style:column-width="4.001cm" style:rel-column-width="1638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" style:family="paragraph" style:parent-style-name="Standard">
      <style:text-properties style:font-name="Times New Roman" fo:font-size="12pt" fo:font-style="normal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2"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P8" style:family="paragraph" style:parent-style-name="Heading_20_3">
      <style:text-properties style:font-name="Arial1" fo:font-size="12pt" fo:font-weight="bold" style:font-size-asian="12pt" style:font-weight-asian="bold" style:font-name-complex="Arial2" style:font-size-complex="12pt"/>
    </style:style>
    <style:style style:name="P9" style:family="paragraph" style:parent-style-name="Heading_20_3">
      <style:text-properties fo:font-size="12pt" style:font-size-asian="12pt" style:font-size-complex="12pt"/>
    </style:style>
    <style:style style:name="P10" style:family="paragraph" style:parent-style-name="Heading_20_3">
      <style:text-properties style:font-name="Arial" fo:font-size="12pt" style:font-size-asian="12pt" style:font-name-complex="Times New Roman1" style:font-size-complex="12pt"/>
    </style:style>
    <style:style style:name="P11" style:family="paragraph" style:parent-style-name="Text_20_body">
      <style:text-properties style:font-name="Arial" fo:font-size="12pt" style:font-size-asian="12pt" style:font-name-complex="Times New Roman1" style:font-size-complex="12pt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Testfall för </text:span><text:a xlink:type="simple" xlink:href="../Scenarios.odt"><text:span text:style-name="T1">AF1.1 Boka båtplats</text:span></text:a></text:h>
      <text:h text:style-name="P7" text:outline-level="2">Förkrav</text:h>
      <text:p text:style-name="P1">Logga in: Användare: testUser, Lösenord: password.</text:p>
      <text:h text:style-name="P7" text:outline-level="2">Efterkrav</text:h>
      <text:p text:style-name="P1">Kontrollera så att följande rad finns med i databasen:</text:p>
      <table:table table:name="Tabell1" table:style-name="Tabell1">
        <table:table-column table:style-name="Tabell1.A" table:number-columns-repeated="4"/>
        <table:table-row>
          <table:table-cell table:style-name="Tabell1.A1" office:value-type="string">
            <text:p text:style-name="P5">MedlemID</text:p>
          </table:table-cell>
          <table:table-cell table:style-name="Tabell1.A1" office:value-type="string">
            <text:p text:style-name="P5">Namn</text:p>
          </table:table-cell>
          <table:table-cell table:style-name="Tabell1.A1" office:value-type="string">
            <text:p text:style-name="P5">BåtReg</text:p>
          </table:table-cell>
          <table:table-cell table:style-name="Tabell1.D1" office:value-type="string">
            <text:p text:style-name="P5">Båtplats</text:p>
          </table:table-cell>
        </table:table-row>
        <table:table-row>
          <table:table-cell table:style-name="Tabell1.A2" office:value-type="string">
            <text:p text:style-name="P1">0001</text:p>
          </table:table-cell>
          <table:table-cell table:style-name="Tabell1.A2" office:value-type="string">
            <text:p text:style-name="P1">John Doe</text:p>
          </table:table-cell>
          <table:table-cell table:style-name="Tabell1.A2" office:value-type="string">
            <text:p text:style-name="P1">ABC123</text:p>
          </table:table-cell>
          <table:table-cell table:style-name="Tabell1.D2" office:value-type="string">
            <text:p text:style-name="P1">17</text:p>
          </table:table-cell>
        </table:table-row>
      </table:table>
      <text:h text:style-name="P7" text:outline-level="2">Testfall</text:h>
      <text:h text:style-name="P8" text:outline-level="3">TF 1.1: Boka plats åt ABC123</text:h>
      <text:p text:style-name="P3">1. Gå till sidan för platsbokning(www.dengladepiraten.se/platsbokning)</text:p>
      <text:p text:style-name="P3">2. Ett textfält för registreringsnummer visas.</text:p>
      <text:p text:style-name="P3">3. Skicka registreringsnummer: ABC123.</text:p>
      <text:p text:style-name="P3">6. En lista med lediga båtplatser presenteras: 17, 18 ,23.</text:p>
      <text:p text:style-name="P3">7. Välj båtplats 17.</text:p>
      <text:p text:style-name="P3">8. En länk till regler och en checkruta, ”Acceptera reglerna” presenteras tillsammans med en knapp: ”Slutför”.</text:p>
      <text:p text:style-name="P3">9. Checka i rutan och klicka på slutför.</text:p>
      <text:p text:style-name="Standard"><text:span text:style-name="T2">10. En textruta bekräftar att platsen är bokad.</text:span> </text:p>
      <text:p text:style-name="P2"/>
      <text:h text:style-name="P8" text:outline-level="3">TF 1.2: Boka plats åt BCD234</text:h>
      <text:p text:style-name="P3">1. Gå till sidan för platsbokning(www.dengladepiraten.se/platsbokning)</text:p>
      <text:p text:style-name="P3">2. Ett textfält för registreringsnummer visas.</text:p>
      <text:p text:style-name="P3">3. Skicka registreringsnummer: BCD234.</text:p>
      <text:p text:style-name="P3">6. En lista med lediga båtplatser presenteras: 1, 2.</text:p>
      <text:p text:style-name="P3">7. Välj båtplats 2.</text:p>
      <text:p text:style-name="P3">8. En länk till regler och en checkruta, ”Acceptera reglerna” presenteras tillsammans med en knapp: ”Slutför”.</text:p>
      <text:p text:style-name="P3"><text:soft-page-break/>9. Checka i rutan och klicka på slutför.</text:p>
      <text:p text:style-name="P3">10. En textruta bekräftar att platsen är bokad.<text:line-break/></text:p>
      <text:h text:style-name="Heading_20_2" text:outline-level="2">Alternativa testfall</text:h>
      <text:h text:style-name="P9" text:outline-level="3">TF 1.3: Alt 5A: Båten med angett registreringsnummer hittas inte</text:h>
      <text:p text:style-name="P3">1. Gå till sidan för platsbokning(www.dengladepiraten.se/platsbokning)</text:p>
      <text:p text:style-name="P3">2. Ett textfält för registreringsnummer visas.</text:p>
      <text:p text:style-name="P3">3. Skicka registreringsnummer: ÅÄÖ000.</text:p>
      <text:p text:style-name="P3">5a1. Felmeddelande visas.</text:p>
      <text:p text:style-name="P3">5a2. Ett textfält för registreringsnummer visas.</text:p>
      <text:p text:style-name="P3"/>
      <text:h text:style-name="P10" text:outline-level="3">TF 1.4: Alt 6A: Systemet hittar ingen lämplig båtplats</text:h>
      <text:p text:style-name="P3">1. Gå till sidan för platsbokning(www.dengladepiraten.se/platsbokning)</text:p>
      <text:p text:style-name="P3">2. Ett textfält för registreringsnummer visas.</text:p>
      <text:p text:style-name="P3">3. Skicka registreringsnummer: CBA321.</text:p>
      <text:p text:style-name="P3">6a1. Ett felmeddelande visas.</text:p>
      <text:p text:style-name="P3">6a2. Klicka på alternativet: ”Kontakta support”.</text:p>
      <text:p text:style-name="P3">6a3. Kontaktuppgifter visas.</text:p>
      <text:p text:style-name="P11"/>
      <text:h text:style-name="P10" text:outline-level="3">TF 1.5: Alt 7A: Användaren vill inte ha någon av de lediga platserna</text:h>
      <text:p text:style-name="P3">1. Gå till sidan för platsbokning(www.dengladepiraten.se/platsbokning)</text:p>
      <text:p text:style-name="P3">2. Ett textfält för registreringsnummer visas.</text:p>
      <text:p text:style-name="P3">3. Skicka registreringsnummer: ABC123.</text:p>
      <text:p text:style-name="P3">6. En lista med lediga båtplatser presenteras: 17, 18, 23.</text:p>
      <text:p text:style-name="P3">7a1. Klicka på alternativet: ”Ingen plats passar”. </text:p>
      <text:p text:style-name="P3">8a2. Ett meddelande och kontaktuppgifter visas. </text:p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name-complex="Times New Roman1"/>
    </style:style>
    <style:style style:name="ListLabel_20_2" style:display-name="ListLabel 2" style:family="text">
      <style:text-properties fo:font-weight="normal" style:font-weight-asian="normal" style:font-name-complex="Calibri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g222aa</meta:initial-creator>
    <dc:creator>Henrik Gabrielsson</dc:creator>
    <meta:editing-cycles>75</meta:editing-cycles>
    <meta:creation-date>2013-12-17T08:55:00</meta:creation-date>
    <dc:date>2013-12-18T09:56:25.95</dc:date>
    <meta:editing-duration>PT34M13S</meta:editing-duration>
    <meta:generator>OpenOffice/4.0.1$Win32 OpenOffice.org_project/401m5$Build-9714</meta:generator>
    <meta:document-statistic meta:table-count="1" meta:image-count="0" meta:object-count="0" meta:page-count="2" meta:paragraph-count="53" meta:word-count="294" meta:character-count="2118"/>
    <meta:user-defined meta:name="AppVersion">12.0000</meta:user-defined>
    <meta:user-defined meta:name="Company">Högskolan i Kalm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